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C8000000963E176E744729E3D3.jpg" manifest:media-type="image/jpeg"/>
  <manifest:file-entry manifest:full-path="Pictures/100000000000094F000006723B4BAC039D47DDA4.jpg" manifest:media-type="image/jpeg"/>
  <manifest:file-entry manifest:full-path="Pictures/100000000000010A000000BE70476D8B4DA8E3B2.jpg" manifest:media-type="image/jpeg"/>
  <manifest:file-entry manifest:full-path="Pictures/100000000000004A0000004A60BCB5AB64A7E19D.png" manifest:media-type="image/png"/>
  <manifest:file-entry manifest:full-path="Pictures/100000000000003F0000003F60C4022C2212C758.png" manifest:media-type="image/png"/>
  <manifest:file-entry manifest:full-path="Pictures/100000000000004D0000004E97A7FF6F01B6693B.png" manifest:media-type="image/png"/>
  <manifest:file-entry manifest:full-path="Pictures/10000000000000400000004095FB0CD2119A9923.png" manifest:media-type="image/png"/>
  <manifest:file-entry manifest:full-path="Pictures/10000000000000E500000096952B4676F82BE2F2.png" manifest:media-type="image/png"/>
  <manifest:file-entry manifest:full-path="Pictures/10000201000000D3000000C0EFE755C8847A97A9.png" manifest:media-type="image/png"/>
  <manifest:file-entry manifest:full-path="Pictures/10000201000000FA000000FA2D58CCF123B72BCF.png" manifest:media-type="image/png"/>
  <manifest:file-entry manifest:full-path="Pictures/100000000000007000000071E9B388FE0D80EB99.png" manifest:media-type="image/png"/>
  <manifest:file-entry manifest:full-path="Pictures/100002010000012C0000012CF37415FCEE1DC9AC.png" manifest:media-type="image/png"/>
  <manifest:file-entry manifest:full-path="Pictures/100000000000015E0000009048D8336DA0A970F0.jpg" manifest:media-type="image/jpeg"/>
  <manifest:file-entry manifest:full-path="Pictures/100002010000026800000168494459B6E5537424.png" manifest:media-type="image/png"/>
  <manifest:file-entry manifest:full-path="Pictures/100000000000094E000006709739174E4E4C449F.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wiss" style:font-pitch="variable"/>
    <style:font-face style:name="微軟正黑體" svg:font-family="微軟正黑體" style:font-family-generic="swiss" style:font-pitch="variable"/>
    <style:font-face style:name="Arial" svg:font-family="Arial"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 svg:font-family="新細明體" style:font-family-generic="system" style:font-pitch="variable"/>
    <style:font-face style:name="Arial Unicode MS1" svg:font-family="'Arial Unicode MS'" style:font-family-generic="modern" style:font-pitch="fixed"/>
    <style:font-face style:name="微軟正黑體2" svg:font-family="微軟正黑體"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無填入也無線條的物件">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無填入也無線條的物件">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2.15cm" fo:min-width="5.1cm"/>
    </style:style>
    <style:style style:name="gr5" style:family="graphic" style:parent-style-name="standard">
      <style:graphic-properties draw:marker-start="Arrow" draw:marker-start-width="0.3cm" draw:marker-end="Arrow" draw:marker-end-width="0.3cm" draw:textarea-vertical-align="middle"/>
    </style:style>
    <style:style style:name="gr6" style:family="graphic" style:parent-style-name="standard">
      <style:graphic-properties draw:textarea-horizontal-align="justify" draw:textarea-vertical-align="middle" draw:auto-grow-height="false" fo:min-height="1.15cm" fo:min-width="5.1cm"/>
    </style:style>
    <style:style style:name="gr7" style:family="graphic" style:parent-style-name="standard">
      <style:graphic-properties draw:textarea-horizontal-align="justify" draw:textarea-vertical-align="middle" draw:auto-grow-height="false" fo:min-height="2.15cm" fo:min-width="2.096cm" draw:shadow="hidden"/>
    </style:style>
    <style:style style:name="gr8" style:family="graphic" style:parent-style-name="standard">
      <style:graphic-properties draw:stroke="none" draw:fill="solid" draw:fill-color="#000000" draw:textarea-horizontal-align="justify" draw:textarea-vertical-align="middle" draw:auto-grow-height="false" fo:min-height="2.15cm" fo:min-width="2.096cm" draw:shadow="hidden"/>
    </style:style>
    <style:style style:name="gr9" style:family="graphic" style:parent-style-name="standard">
      <style:graphic-properties draw:stroke="solid" svg:stroke-width="0.071cm" svg:stroke-color="#ffffff" draw:fill="solid" draw:fill-color="#4f81bd" draw:textarea-vertical-align="middle" draw:auto-grow-height="false" draw:fit-to-size="false" style:shrink-to-fit="false" fo:min-height="0cm" fo:min-width="0cm" fo:padding-top="0.296cm" fo:padding-bottom="0.296cm" fo:padding-left="0.553cm" fo:padding-right="1.101cm" fo:wrap-option="wrap"/>
    </style:style>
    <style:style style:name="gr10" style:family="graphic" style:parent-style-name="standard">
      <style:graphic-properties draw:stroke="solid" svg:stroke-width="0.071cm" svg:stroke-color="#ffffff"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gr11" style:family="graphic" style:parent-style-name="standard">
      <style:graphic-properties draw:stroke="solid" svg:stroke-width="0.071cm" svg:stroke-color="#ffffff" draw:fill="bitmap" draw:fill-image-name="msFillBitmap_20_4" style:repeat="stretch" draw:textarea-vertical-align="top" draw:auto-grow-height="false" fo:min-height="0cm" fo:min-width="0cm" fo:padding-top="0.125cm" fo:padding-bottom="0.125cm" fo:padding-left="0.25cm" fo:padding-right="0.25cm" fo:wrap-option="wrap" fo:clip="rect(0cm, 0cm, 0cm, 0cm)"/>
    </style:style>
    <style:style style:name="gr12" style:family="graphic" style:parent-style-name="standard">
      <style:graphic-properties draw:stroke="solid" svg:stroke-width="0.071cm" svg:stroke-color="#ffffff" draw:fill="bitmap" draw:fill-image-name="msFillBitmap_20_5" style:repeat="stretch" draw:textarea-vertical-align="top" draw:auto-grow-height="false" fo:min-height="0cm" fo:min-width="0cm" fo:padding-top="0.125cm" fo:padding-bottom="0.125cm" fo:padding-left="0.25cm" fo:padding-right="0.25cm" fo:wrap-option="wrap" fo:clip="rect(0cm, 0cm, 0cm, 0cm)"/>
    </style:style>
    <style:style style:name="gr13" style:family="graphic" style:parent-style-name="standard">
      <style:graphic-properties draw:stroke="solid" svg:stroke-width="0.071cm" svg:stroke-color="#ffffff" draw:fill="bitmap" draw:fill-image-name="msFillBitmap_20_6" style:repeat="stretch" draw:textarea-vertical-align="top" draw:auto-grow-height="false" fo:min-height="0cm" fo:min-width="0cm" fo:padding-top="0.125cm" fo:padding-bottom="0.125cm" fo:padding-left="0.25cm" fo:padding-right="0.25cm" fo:wrap-option="wrap" fo:clip="rect(-0.016cm, 0cm, -0.016cm, 0cm)"/>
    </style:style>
    <style:style style:name="pr1" style:family="presentation" style:parent-style-name="標題投影片-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標題投影片-subtitle" style:list-style-name="L10">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標題投影片-notes" style:list-style-name="L11">
      <style:graphic-properties draw:stroke="none" svg:stroke-width="0cm" draw:fill="none" draw:fill-color="#ffffff" draw:textarea-vertical-align="top" draw:auto-grow-height="false" draw:fit-to-size="false" style:shrink-to-fit="false" fo:min-height="12.424cm" fo:padding-top="0.127cm" fo:padding-bottom="0.127cm" fo:padding-left="0.254cm" fo:padding-right="0.254cm" fo:wrap-option="wrap"/>
    </style:style>
    <style:style style:name="pr4" style:family="presentation" style:parent-style-name="標題投影片-backgroundobjects">
      <style:graphic-properties draw:stroke="none" svg:stroke-width="0cm" draw:fill="none" draw:fill-color="#ffffff" draw:textarea-vertical-align="bottom" draw:auto-grow-height="false" draw:fit-to-size="false" style:shrink-to-fit="false" fo:min-height="12.424cm" fo:padding-top="0.127cm" fo:padding-bottom="0.127cm" fo:padding-left="0.254cm" fo:padding-right="0.254cm" fo:wrap-option="wrap"/>
    </style:style>
    <style:style style:name="pr5" style:family="presentation" style:parent-style-name="標題及物件-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標題及物件-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標題及物件-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8" style:family="presentation" style:parent-style-name="標題及物件-notes">
      <style:graphic-properties draw:fill-color="#ffffff" fo:min-height="13.364cm"/>
    </style:style>
    <style:style style:name="pr9" style:family="presentation" style:parent-style-name="標題及物件-notes">
      <style:graphic-properties draw:fill-color="#ffffff" fo:min-height="12.423cm"/>
    </style:style>
    <style:style style:name="pr10" style:family="presentation" style:parent-style-name="標題投影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標題投影片-notes">
      <style:graphic-properties draw:fill-color="#ffffff" fo:min-height="12.423cm"/>
    </style:style>
    <style:style style:name="pr12" style:family="presentation" style:parent-style-name="標題及物件-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loext:graphic-properties draw:fill="none" draw:fill-color="#ffffff"/>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fo:color="#8b8b8b" style:text-line-through-style="none" style:text-line-through-type="none" style:text-position="0% 100%" style:font-name="Arial Unicode MS" fo:font-size="24pt" fo:letter-spacing="normal" fo:font-style="normal" style:text-underline-style="none" fo:font-weight="normal" style:font-name-asian="Arial Unicode MS1" style:font-size-asian="24pt" style:font-style-asian="normal" style:font-weight-asian="normal" style:font-name-complex="Arial Unicode MS" style:font-size-complex="24pt" style:font-style-complex="normal" style:font-weight-complex="normal" fo:hyphenate="false"/>
    </style:style>
    <style:style style:name="P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9" style:family="paragraph">
      <style:paragraph-properties fo:margin-left="0cm" fo:margin-right="0cm" fo:text-indent="0cm"/>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2" style:family="paragraph">
      <loext:graphic-properties draw:fill-color="#ffffff"/>
    </style:style>
    <style:style style:name="P13" style:family="paragraph">
      <loext:graphic-properties draw:fill="none"/>
      <style:paragraph-properties fo:text-align="start"/>
      <style:text-properties fo:font-size="18pt"/>
    </style:style>
    <style:style style:name="P14" style:family="paragraph">
      <style:paragraph-properties fo:text-align="center"/>
    </style:style>
    <style:style style:name="P15" style:family="paragraph">
      <loext:graphic-properties draw:fill="solid" draw:fill-color="#000000"/>
      <style:paragraph-properties fo:text-align="center"/>
    </style:style>
    <style:style style:name="P16" style:family="paragraph">
      <style:paragraph-properties fo:margin-left="0cm" fo:margin-right="0cm" fo:margin-top="0cm" fo:margin-bottom="0.346cm" fo:line-height="90%" fo:text-align="center" fo:text-indent="0cm" style:punctuation-wrap="hanging" style:writing-mode="lr-tb">
        <style:tab-stops>
          <style:tab-stop style:position="0cm"/>
        </style:tab-stops>
      </style:paragraph-properties>
      <style:text-properties fo:font-size="18pt" fo:hyphenate="false"/>
    </style:style>
    <style:style style:name="P17" style:family="paragraph">
      <loext:graphic-properties draw:fill="solid" draw:fill-color="#4f81bd"/>
      <style:paragraph-properties fo:text-align="start" style:font-independent-line-spacing="true"/>
      <style:text-properties fo:font-size="18pt"/>
    </style:style>
    <style:style style:name="P18" style:family="paragraph">
      <loext:graphic-properties draw:fill="bitmap" draw:fill-image-name="msFillBitmap_20_3" style:repeat="stretch"/>
      <style:paragraph-properties fo:text-align="start"/>
      <style:text-properties fo:font-size="18pt"/>
    </style:style>
    <style:style style:name="P19" style:family="paragraph">
      <loext:graphic-properties draw:fill="bitmap" draw:fill-image-name="msFillBitmap_20_4" style:repeat="stretch"/>
      <style:paragraph-properties fo:text-align="start"/>
      <style:text-properties fo:font-size="18pt"/>
    </style:style>
    <style:style style:name="P20" style:family="paragraph">
      <loext:graphic-properties draw:fill="bitmap" draw:fill-image-name="msFillBitmap_20_5" style:repeat="stretch"/>
      <style:paragraph-properties fo:text-align="start"/>
      <style:text-properties fo:font-size="18pt"/>
    </style:style>
    <style:style style:name="P21" style:family="paragraph">
      <loext:graphic-properties draw:fill="bitmap" draw:fill-image-name="msFillBitmap_20_6" style:repeat="stretch"/>
      <style:paragraph-properties fo:text-align="start"/>
      <style:text-properties fo:font-size="18pt"/>
    </style:style>
    <style:style style:name="P2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variant="normal" fo:text-transform="none" fo:color="#595959" style:text-line-through-style="none" style:text-line-through-type="none" style:text-position="0% 100%" style:font-name="微軟正黑體" fo:font-size="32pt" fo:letter-spacing="normal" fo:font-style="normal" style:text-underline-style="none" fo:font-weight="normal" style:font-name-asian="微軟正黑體2" style:font-size-asian="32pt" style:font-style-asian="normal" style:font-weight-asian="normal" style:font-size-complex="32pt" style:font-style-complex="normal" style:font-weight-complex="normal" fo:hyphenate="false"/>
    </style:style>
    <style:style style:name="T1" style:family="text">
      <style:text-properties fo:font-variant="normal" fo:text-transform="none" fo:color="#4f6228" style:text-line-through-style="none" style:text-line-through-type="none" style:text-position="0% 100%" style:font-name="微軟正黑體" fo:font-size="44pt" fo:letter-spacing="normal" fo:font-style="normal" style:text-underline-style="none" fo:font-weight="bold" style:font-name-asian="微軟正黑體2"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3" style:family="text">
      <style:text-properties fo:font-variant="normal" fo:text-transform="none" fo:color="#595959" style:text-line-through-style="none" style:text-line-through-type="none" style:text-position="0% 100%" style:font-name="微軟正黑體" fo:font-size="32pt" fo:letter-spacing="normal" fo:font-style="normal" style:text-underline-style="none" fo:font-weight="normal" style:font-name-asian="微軟正黑體2" style:font-size-asian="32pt" style:font-style-asian="normal" style:font-weight-asian="normal"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微軟正黑體" fo:font-size="32pt" fo:letter-spacing="normal" fo:font-style="normal" style:text-underline-style="none" fo:font-weight="normal" style:font-name-asian="微軟正黑體2" style:font-size-asian="32pt" style:font-style-asian="normal" style:font-weight-asian="normal"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微軟正黑體" fo:font-size="28pt" fo:letter-spacing="normal" fo:font-style="normal" style:text-underline-style="none" fo:font-weight="normal" style:font-name-asian="微軟正黑體2" style:font-size-asian="28pt" style:font-style-asian="normal" style:font-weight-asian="normal"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微軟正黑體" fo:font-size="28pt" fo:letter-spacing="normal" fo:font-style="normal" style:text-underline-style="none" fo:font-weight="normal" style:font-name-asian="微軟正黑體2"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Unicode MS" fo:font-size="12pt" fo:letter-spacing="normal" fo:font-style="normal" style:text-underline-style="none" fo:font-weight="normal" style:font-name-asian="Arial Unicode MS1" style:font-size-asian="12pt" style:font-style-asian="normal" style:font-weight-asian="normal" style:font-name-complex="Arial Unicode MS" style:font-size-complex="12pt" style:font-style-complex="normal" style:font-weight-complex="normal"/>
    </style:style>
    <text:list-style style:name="L1">
      <text:list-level-style-number text:level="1" style:num-format="">
        <style:list-level-properties text:min-label-width="0.6cm"/>
        <style:text-properties fo:color="#4f62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271cm" text:min-label-width="0.793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271cm" text:min-label-width="0.793cm"/>
        <style:text-properties fo:font-family="Arial" style:font-family-generic="swiss" style:font-pitch="variable"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題投影片" presentation:presentation-page-layout-name="AL1T0">
        <draw:frame draw:name="標題 1" presentation:style-name="pr1" draw:text-style-name="P2" draw:layer="layout" svg:width="23.388cm" svg:height="4.082cm" svg:x="2.064cm" svg:y="5.918cm" presentation:class="title" presentation:user-transformed="true">
          <draw:text-box>
            <text:p text:style-name="P1"><text:span text:style-name="T1">Fusic-</text:span><text:span text:style-name="T1">心情點播、音樂交友</text:span></text:p>
          </draw:text-box>
        </draw:frame>
        <draw:frame draw:name="副標題 4" presentation:style-name="pr2" draw:text-style-name="P3" draw:layer="layout" svg:width="19.261cm" svg:height="4.867cm" svg:x="4.128cm" svg:y="10.592cm" presentation:class="subtitle" presentation:placeholder="true" presentation:user-transformed="true">
          <draw:text-box/>
        </draw:frame>
        <presentation:notes draw:style-name="dp2">
          <draw:page-thumbnail draw:name="投影片圖像版面配置區 1" draw:style-name="gr1" draw:layer="layout" svg:width="14.948cm" svg:height="10.349cm" svg:x="1.98cm" svg:y="2.073cm" draw:page-number="1" presentation:class="page"/>
          <draw:frame draw:name="備忘稿版面配置區 2" presentation:style-name="pr3" draw:text-style-name="P4" draw:layer="layout" svg:width="15.124cm" svg:height="12.421cm" svg:x="1.892cm" svg:y="13.115cm" presentation:class="notes" presentation:placeholder="true" presentation:user-transformed="true">
            <draw:text-box/>
          </draw:frame>
          <draw:frame draw:name="投影片編號版面配置區 3" presentation:style-name="pr4" draw:text-style-name="P6" draw:layer="layout" svg:width="8.192cm" svg:height="1.379cm" svg:x="10.711cm" svg:y="26.225cm" presentation:class="page-number" presentation:user-transformed="true">
            <draw:text-box>
              <text:p text:style-name="P5"><text:span text:style-name="T2"><text:page-number>&lt;編號&gt;</text:page-number></text:span></text:p>
            </draw:text-box>
          </draw:frame>
        </presentation:notes>
      </draw:page>
      <draw:page draw:name="專題介紹" draw:style-name="dp1" draw:master-page-name="標題及物件" presentation:presentation-page-layout-name="AL2T11">
        <draw:frame draw:name="標題 1" presentation:style-name="pr5" draw:text-style-name="P2" draw:layer="layout" svg:width="24.764cm" svg:height="3.174cm" svg:x="1.376cm" svg:y="0.763cm" presentation:class="title" presentation:user-transformed="true">
          <draw:text-box>
            <text:p text:style-name="P1"><text:span text:style-name="T1">專題介紹</text:span></text:p>
          </draw:text-box>
        </draw:frame>
        <draw:frame draw:name="內容版面配置區 2" presentation:style-name="pr6" draw:text-style-name="P10" draw:layer="layout" svg:width="24.764cm" svg:height="12.571cm" svg:x="1.376cm" svg:y="4.445cm" presentation:class="outline" presentation:user-transformed="true">
          <draw:text-box>
            <text:list text:style-name="L3">
              <text:list-item>
                <text:p text:style-name="P7"><text:span text:style-name="T3">利用</text:span><text:span text:style-name="T3">youtube api</text:span><text:span text:style-name="T3">實作音樂播放網站，根據聽者的心情播放不同的歌曲，同時加入聊天與留言版功能</text:span></text:p>
              </text:list-item>
            </text:list>
            <text:list text:style-name="L4">
              <text:list-item>
                <text:p text:style-name="P7"><text:span text:style-name="T4">個人化的入口網站口網站個人個人化的入口網站</text:span></text:p>
              </text:list-item>
            </text:list>
            <text:list text:style-name="L5">
              <text:list-item>
                <text:list>
                  <text:list-item>
                    <text:p text:style-name="P8"><text:span text:style-name="T5">化的入口網站機制</text:span></text:p>
                  </text:list-item>
                </text:list>
              </text:list-item>
            </text:list>
            <text:p text:style-name="P9"><text:span text:style-name="T6"/></text:p>
          </draw:text-box>
        </draw:frame>
        <draw:frame draw:name="投影片編號版面配置區 3" presentation:style-name="pr7" draw:text-style-name="P6" draw:layer="layout" svg:width="6.42cm" svg:height="0.253cm" svg:x="10.548cm" svg:y="18.726cm" presentation:class="page-number" presentation:user-transformed="true">
          <draw:text-box>
            <text:p text:style-name="P11"><text:span text:style-name="T7"><text:page-number>&lt;編號&gt;</text:page-number></text:span></text:p>
          </draw:text-box>
        </draw:frame>
        <presentation:notes draw:style-name="dp3">
          <draw:page-thumbnail draw:style-name="gr1" draw:layer="layout" svg:width="19.798cm" svg:height="11.136cm" svg:x="0.6cm" svg:y="2.257cm" draw:page-number="2" presentation:class="page"/>
          <draw:frame presentation:style-name="pr8" draw:text-style-name="P12" draw:layer="layout" svg:width="16.799cm" svg:height="13.364cm" svg:x="2.1cm" svg:y="14.107cm" presentation:class="notes" presentation:placeholder="true">
            <draw:text-box/>
          </draw:frame>
        </presentation:notes>
      </draw:page>
      <draw:page draw:name="使用技術" draw:style-name="dp1" draw:master-page-name="標題及物件" presentation:presentation-page-layout-name="AL2T11">
        <draw:frame draw:name="標題 1" presentation:style-name="pr5" draw:text-style-name="P2" draw:layer="layout" svg:width="24.764cm" svg:height="3.174cm" svg:x="1.376cm" svg:y="0.763cm" presentation:class="title" presentation:user-transformed="true">
          <draw:text-box>
            <text:p text:style-name="P1"><text:span text:style-name="T1">使用技術</text:span></text:p>
          </draw:text-box>
        </draw:frame>
        <draw:frame draw:name="投影片編號版面配置區 3" presentation:style-name="pr7" draw:text-style-name="P6" draw:layer="layout" svg:width="6.42cm" svg:height="0.253cm" svg:x="10.548cm" svg:y="18.726cm" presentation:class="page-number" presentation:user-transformed="true">
          <draw:text-box>
            <text:p text:style-name="P11"><text:span text:style-name="T7"><text:page-number>&lt;編號&gt;</text:page-number></text:span></text:p>
          </draw:text-box>
        </draw:frame>
        <draw:frame draw:name="Picture 4" draw:style-name="gr2" draw:text-style-name="P13" draw:layer="layout" svg:width="6.8cm" svg:height="6.187cm" svg:x="10.4cm" svg:y="4.8cm">
          <draw:image xlink:href="Pictures/10000201000000D3000000C0EFE755C8847A97A9.png" xlink:type="simple" xlink:show="embed" xlink:actuate="onLoad" loext:mime-type="image/png">
            <text:p/>
          </draw:image>
        </draw:frame>
        <draw:frame draw:name="圖片 4" draw:style-name="gr2" draw:text-style-name="P13" draw:layer="layout" svg:width="6.058cm" svg:height="3.968cm" svg:x="20cm" svg:y="12.232cm">
          <draw:image xlink:href="Pictures/10000000000000E500000096952B4676F82BE2F2.png" xlink:type="simple" xlink:show="embed" xlink:actuate="onLoad" loext:mime-type="image/png">
            <text:p/>
          </draw:image>
        </draw:frame>
        <draw:frame draw:name="Picture 6" draw:style-name="gr2" draw:text-style-name="P13" draw:layer="layout" svg:width="5.291cm" svg:height="3.968cm" svg:x="0.732cm" svg:y="12.278cm">
          <draw:image xlink:href="Pictures/10000000000000C8000000963E176E744729E3D3.jpg" xlink:type="simple" xlink:show="embed" xlink:actuate="onLoad" loext:mime-type="image/jpeg">
            <text:p/>
          </draw:image>
        </draw:frame>
        <draw:frame draw:name="Picture 8" draw:style-name="gr2" draw:text-style-name="P13" draw:layer="layout" svg:width="6.614cm" svg:height="6.614cm" svg:x="1.077cm" svg:y="5.602cm">
          <draw:image xlink:href="Pictures/10000201000000FA000000FA2D58CCF123B72BCF.png" xlink:type="simple" xlink:show="embed" xlink:actuate="onLoad" loext:mime-type="image/png">
            <text:p/>
          </draw:image>
        </draw:frame>
        <draw:frame draw:name="圖片 5" draw:style-name="gr2" draw:text-style-name="P13" draw:layer="layout" svg:width="2.962cm" svg:height="2.989cm" svg:x="4.878cm" svg:y="11.329cm">
          <draw:image xlink:href="Pictures/100000000000007000000071E9B388FE0D80EB99.png" xlink:type="simple" xlink:show="embed" xlink:actuate="onLoad" loext:mime-type="image/png">
            <text:p/>
          </draw:image>
        </draw:frame>
        <draw:frame draw:name="Picture 4" draw:style-name="gr2" draw:text-style-name="P13" draw:layer="layout" svg:width="3.922cm" svg:height="3.922cm" svg:x="22cm" svg:y="3.937cm">
          <draw:image xlink:href="Pictures/100002010000012C0000012CF37415FCEE1DC9AC.png" xlink:type="simple" xlink:show="embed" xlink:actuate="onLoad" loext:mime-type="image/png">
            <text:p/>
          </draw:image>
        </draw:frame>
        <draw:frame draw:style-name="gr3" draw:text-style-name="P14" draw:layer="layout" svg:width="6.3cm" svg:height="4.501cm" svg:x="10.6cm" svg:y="11.8cm">
          <draw:image xlink:href="Pictures/100000000000010A000000BE70476D8B4DA8E3B2.jpg" xlink:type="simple" xlink:show="embed" xlink:actuate="onLoad" loext:mime-type="image/jpeg">
            <text:p/>
          </draw:image>
        </draw:frame>
        <presentation:notes draw:style-name="dp3">
          <draw:page-thumbnail draw:style-name="gr1" draw:layer="layout" svg:width="14.953cm" svg:height="10.351cm" svg:x="1.977cm" svg:y="2.098cm" draw:page-number="3" presentation:class="page"/>
          <draw:frame presentation:style-name="pr9" draw:text-style-name="P12" draw:layer="layout" svg:width="15.126cm" svg:height="12.423cm" svg:x="1.89cm" svg:y="13.114cm" presentation:class="notes" presentation:placeholder="true">
            <draw:text-box/>
          </draw:frame>
        </presentation:notes>
      </draw:page>
      <draw:page draw:name="開發架構" draw:style-name="dp1" draw:master-page-name="標題及物件" presentation:presentation-page-layout-name="AL2T11">
        <draw:frame draw:name="標題 1" presentation:style-name="pr5" draw:text-style-name="P2" draw:layer="layout" svg:width="24.764cm" svg:height="3.174cm" svg:x="1.376cm" svg:y="0.763cm" presentation:class="title" presentation:user-transformed="true">
          <draw:text-box>
            <text:p text:style-name="P1"><text:span text:style-name="T1">開發架構</text:span><text:span text:style-name="T1">(MVC)</text:span></text:p>
          </draw:text-box>
        </draw:frame>
        <draw:frame draw:name="投影片編號版面配置區 3" presentation:style-name="pr7" draw:text-style-name="P6" draw:layer="layout" svg:width="6.42cm" svg:height="0.253cm" svg:x="10.548cm" svg:y="18.726cm" presentation:class="page-number" presentation:user-transformed="true">
          <draw:text-box>
            <text:p text:style-name="P11"><text:span text:style-name="T7"><text:page-number>&lt;編號&gt;</text:page-number></text:span></text:p>
          </draw:text-box>
        </draw:frame>
        <draw:custom-shape draw:style-name="gr4" draw:text-style-name="P14" draw:layer="layout" svg:width="5.6cm" svg:height="2.4cm" svg:x="2.8cm" svg:y="4.4cm">
          <text:p text:style-name="P14">Model</text:p>
          <draw:enhanced-geometry svg:viewBox="0 0 21600 21600" draw:glue-points="10800 0 0 10800 10800 21600 21600 10800" draw:type="flowchart-process" draw:enhanced-path="M 0 0 L 21600 0 21600 21600 0 21600 0 0 Z N"/>
        </draw:custom-shape>
        <draw:custom-shape draw:style-name="gr4" draw:text-style-name="P14" draw:layer="layout" svg:width="5.6cm" svg:height="2.4cm" svg:x="18.4cm" svg:y="4.4cm">
          <text:p text:style-name="P14">view</text:p>
          <draw:enhanced-geometry svg:viewBox="0 0 21600 21600" draw:glue-points="10800 0 0 10800 10800 21600 21600 10800" draw:type="flowchart-process" draw:enhanced-path="M 0 0 L 21600 0 21600 21600 0 21600 0 0 Z N"/>
        </draw:custom-shape>
        <draw:custom-shape draw:style-name="gr4" draw:text-style-name="P14" draw:layer="layout" svg:width="5.6cm" svg:height="2.4cm" svg:x="10.6cm" svg:y="9.8cm">
          <text:p text:style-name="P14">Controller</text:p>
          <draw:enhanced-geometry svg:viewBox="0 0 21600 21600" draw:glue-points="10800 0 0 10800 10800 21600 21600 10800" draw:type="flowchart-process" draw:enhanced-path="M 0 0 L 21600 0 21600 21600 0 21600 0 0 Z N"/>
        </draw:custom-shape>
        <draw:line draw:style-name="gr5" draw:text-style-name="P14" draw:layer="layout" svg:x1="8.4cm" svg:y1="6.8cm" svg:x2="10.6cm" svg:y2="9.8cm">
          <text:p/>
        </draw:line>
        <draw:line draw:style-name="gr5" draw:text-style-name="P14" draw:layer="layout" svg:x1="18.4cm" svg:y1="6.8cm" svg:x2="16.2cm" svg:y2="9.8cm">
          <text:p/>
        </draw:line>
        <draw:frame draw:name="圖片 4" draw:style-name="gr2" draw:text-style-name="P13" draw:layer="layout" svg:width="4cm" svg:height="2.62cm" svg:x="2.8cm" svg:y="6.98cm">
          <draw:image xlink:href="Pictures/10000000000000E500000096952B4676F82BE2F2.png" xlink:type="simple" xlink:show="embed" xlink:actuate="onLoad" loext:mime-type="image/png">
            <text:p/>
          </draw:image>
        </draw:frame>
        <draw:frame draw:name="Picture 4" draw:style-name="gr2" draw:text-style-name="P13" draw:layer="layout" svg:width="4cm" svg:height="3.639cm" svg:x="6.2cm" svg:y="10.561cm">
          <draw:image xlink:href="Pictures/10000201000000D3000000C0EFE755C8847A97A9.png" xlink:type="simple" xlink:show="embed" xlink:actuate="onLoad" loext:mime-type="image/png">
            <text:p/>
          </draw:image>
        </draw:frame>
        <draw:custom-shape draw:style-name="gr6" draw:text-style-name="P14" draw:layer="layout" svg:width="5.6cm" svg:height="1.4cm" draw:transform="skewX (-0.0186750229963393) translate (10.574cm 12.8cm)">
          <text:p text:style-name="P14">Server</text:p>
          <draw:enhanced-geometry svg:viewBox="0 0 21600 21600" draw:glue-points="10800 0 0 10800 10800 21600 21600 10800" draw:mirror-vertical="false" draw:mirror-horizontal="false" draw:type="flowchart-process" draw:enhanced-path="M 0 0 L 21600 0 21600 21600 0 21600 0 0 Z N"/>
        </draw:custom-shape>
        <draw:frame draw:style-name="gr3" draw:text-style-name="P14" draw:layer="layout" svg:width="3.807cm" svg:height="1.566cm" svg:x="12.317cm" svg:y="14.6cm">
          <draw:image xlink:href="Pictures/100000000000015E0000009048D8336DA0A970F0.jpg" xlink:type="simple" xlink:show="embed" xlink:actuate="onLoad" loext:mime-type="image/jpeg">
            <text:p/>
          </draw:image>
        </draw:frame>
        <draw:frame draw:name="Picture 6" draw:style-name="gr2" draw:text-style-name="P13" draw:layer="layout" svg:width="3.207cm" svg:height="2.684cm" svg:x="23.6cm" svg:y="6.916cm">
          <draw:image xlink:href="Pictures/10000000000000C8000000963E176E744729E3D3.jpg" xlink:type="simple" xlink:show="embed" xlink:actuate="onLoad" loext:mime-type="image/jpeg">
            <text:p/>
          </draw:image>
        </draw:frame>
        <draw:frame draw:name="Picture 8" draw:style-name="gr2" draw:text-style-name="P13" draw:layer="layout" svg:width="4.009cm" svg:height="4.474cm" svg:x="19.391cm" svg:y="7.126cm">
          <draw:image xlink:href="Pictures/10000201000000FA000000FA2D58CCF123B72BCF.png" xlink:type="simple" xlink:show="embed" xlink:actuate="onLoad" loext:mime-type="image/png">
            <text:p/>
          </draw:image>
        </draw:frame>
        <draw:frame draw:name="圖片 5" draw:style-name="gr2" draw:text-style-name="P13" draw:layer="layout" svg:width="1.795cm" svg:height="2.022cm" svg:x="24.6cm" svg:y="10cm">
          <draw:image xlink:href="Pictures/100000000000007000000071E9B388FE0D80EB99.png" xlink:type="simple" xlink:show="embed" xlink:actuate="onLoad" loext:mime-type="image/png">
            <text:p/>
          </draw:image>
        </draw:frame>
        <draw:g>
          <draw:polygon draw:style-name="gr7" draw:text-style-name="P14" draw:layer="layout" svg:width="2.641cm" svg:height="2.4cm" svg:x="24.178cm" svg:y="4.4cm" svg:viewBox="0 0 2642 2401" draw:points="0,0 2597,0 2642,2401 45,2401">
            <text:p/>
          </draw:polygon>
          <draw:path draw:style-name="gr8" draw:text-style-name="P15" draw:layer="layout" svg:width="0.288cm" svg:height="0.465cm" svg:x="24.41cm" svg:y="5.361cm" svg:viewBox="0 0 289 466" svg:d="M289 290l-1 42-2 18-3 17-4 16-5 14-6 13-7 12-8 10-9 9-10 8-11 6-12 5-13 3-14 2-15 1h-9l-9-1-9-1-8-1-8-2-7-3-7-3-7-3-6-4-6-4-6-5-5-5-5-6-5-6-4-7-5-7v5 7l-1 17-1 16v4 2 1h-54v-11l1-15-1-43-7-391h56l2 131v47h1l4-8 4-7 5-6 5-7 5-5 5-5 6-4 6-4 7-3 7-3 7-3 8-2 8-1 8-1 9-1h9l16 1 7 1 7 1 7 1 6 2 7 2 6 3 6 3 5 3 5 3 5 4 5 4 4 5 5 5 4 5 3 5 4 6 6 13 6 14 4 16 4 17 2 18 2 19zM230 292v-17l-1-15-2-15-2-13-3-12-4-11-4-9-2-5-2-4-3-3-2-4-3-3-3-3-3-3-4-2-3-2-4-2-4-2-4-2-4-1-5-1-4-1-5-1h-10l-11 1h-6l-5 1-5 1-5 2-4 1-5 2-4 2-4 3-3 2-4 3-3 3-3 4-3 3-3 4-3 4-2 5-2 5-2 5-4 11-2 12-3 13-1 15-1 16v17l1 16 1 15 2 14 3 12 3 12 4 11 4 9 3 4 2 4 3 4 3 4 3 3 4 3 3 3 4 3 4 2 4 2 5 2 4 2 5 1 5 1 5 1 6 1h11 10l5-1 5-1 4-1 5-1 4-2 3-2 4-2 4-2 3-3 3-3 3-3 3-3 2-3 3-4 2-4 2-5 3-9 3-11 3-12 2-13 1-15v-16z">
            <text:p/>
          </draw:path>
          <draw:polygon draw:style-name="gr8" draw:text-style-name="P15" draw:layer="layout" svg:width="0.158cm" svg:height="0.341cm" svg:x="24.762cm" svg:y="5.479cm" svg:viewBox="0 0 159 342" draw:points="8,342 3,85 0,7 53,7 56,75 58,75 61,64 64,55 68,46 71,38 75,32 79,25 83,20 85,18 87,16 89,14 92,12 94,10 97,9 99,7 102,6 108,4 114,2 121,1 128,0 136,0 139,0 141,0 144,0 147,1 150,1 153,2 158,3 159,54 156,54 153,53 150,52 146,52 138,51 130,51 125,51 121,52 117,52 113,53 110,54 106,55 103,57 99,59 96,61 93,63 90,65 87,68 85,71 82,74 80,77 77,81 73,89 70,98 67,107 64,118 63,129 61,141 61,153 61,167 64,342">
            <text:p/>
          </draw:polygon>
          <draw:path draw:style-name="gr8" draw:text-style-name="P15" draw:layer="layout" svg:width="0.299cm" svg:height="0.347cm" svg:x="24.962cm" svg:y="5.479cm" svg:viewBox="0 0 300 348" svg:d="M300 174l-1 21-1 20-3 18-4 18-5 15-3 8-3 7-4 6-4 6-4 6-5 6-4 5-6 5-5 5-6 4-6 4-6 3-7 3-6 3-8 3-7 2-16 3-16 2-18 1-18-1-17-2-15-3-8-3-7-2-7-3-6-4-7-3-6-4-5-5-6-4-5-5-5-6-5-6-4-6-4-6-4-7-7-14-5-16-5-16-3-18-2-20-1-20v-21l2-20 2-18 4-17 5-16 6-14 8-13 8-12 10-10 11-9 12-7 14-6 14-5 16-3 17-2 18-1 19 1 17 2 16 3 8 2 7 3 7 2 7 4 6 3 6 4 6 4 5 4 5 5 5 5 4 6 5 6 4 6 3 6 4 7 3 8 5 15 4 17 4 19 2 20zM241 174l-1-17-1-16-2-14-2-13-3-12-4-11-4-10-3-4-2-4-3-4-3-4-3-3-4-3-3-3-4-3-4-2-4-2-5-2-5-2-5-1-5-1-11-2h-11l-12 1h-6l-5 1-5 1-5 2-5 1-4 2-5 2-4 3-3 2-4 3-3 3-4 4-3 3-2 4-3 4-2 5-3 4-2 6-3 10-3 12-2 14-2 14v15 17 16l2 15 1 14 3 13 3 12 4 11 5 10 2 4 3 5 3 4 3 3 3 4 4 3 3 3 4 3 4 2 4 3 5 2 4 1 5 2 5 1 5 1h5l11 1 12-1 12-1 5-1 5-2 5-1 4-2 5-2 4-3 4-2 3-3 4-3 3-4 3-3 2-4 3-5 2-4 3-5 2-5 3-11 3-12 2-13 1-14 1-16z">
            <text:p/>
          </draw:path>
          <draw:polygon draw:style-name="gr8" draw:text-style-name="P15" draw:layer="layout" svg:width="0.46cm" svg:height="0.334cm" svg:x="25.282cm" svg:y="5.486cm" svg:viewBox="0 0 461 335" draw:points="372,335 307,335 244,98 231,46 224,86 165,335 100,335 0,0 55,0 116,228 118,234 121,247 131,289 136,266 201,0 261,0 324,230 339,289 348,246 407,0 461,0">
            <text:p/>
          </draw:polygon>
          <draw:polygon draw:style-name="gr8" draw:text-style-name="P15" draw:layer="layout" svg:width="0.276cm" svg:height="0.346cm" svg:x="25.764cm" svg:y="5.48cm" svg:viewBox="0 0 277 347" draw:points="277,248 277,260 276,265 275,270 274,276 273,281 271,285 269,290 267,295 264,299 261,303 258,307 255,311 251,314 247,318 243,321 238,324 233,327 223,333 212,337 200,341 187,343 173,345 158,347 143,347 127,347 113,346 100,344 87,342 75,339 64,335 54,331 45,326 41,324 37,321 33,318 30,315 26,311 23,308 20,304 17,300 14,296 12,292 7,282 3,273 0,262 49,252 51,259 54,265 57,271 59,273 61,276 62,278 65,281 67,283 69,285 71,287 74,289 79,292 85,295 92,298 99,300 106,302 114,303 123,304 132,305 142,305 152,305 162,304 170,303 179,302 186,300 193,298 196,296 199,295 201,293 204,292 206,290 208,288 210,286 212,284 214,282 216,280 217,278 218,275 219,273 220,270 221,268 222,265 222,262 223,259 223,252 223,248 222,243 221,241 221,239 220,236 219,234 218,232 217,231 216,229 215,227 213,225 212,223 210,222 209,220 205,217 201,214 196,211 191,209 185,206 178,204 171,202 164,200 124,189 101,183 82,177 74,174 67,171 60,168 55,165 50,162 45,159 41,155 36,152 33,148 29,144 26,140 22,136 20,131 17,127 15,122 14,117 12,111 11,106 10,100 10,94 11,83 11,78 12,72 13,67 14,63 16,58 18,54 20,49 22,45 25,41 28,37 31,34 34,30 38,27 42,24 46,21 50,18 55,16 60,14 70,9 82,6 94,3 107,2 122,0 137,0 150,0 163,1 175,3 187,5 197,8 207,11 217,15 225,20 229,22 233,25 237,28 241,31 244,34 247,37 250,41 253,45 255,49 258,53 262,62 265,72 268,82 218,88 216,83 215,80 214,78 213,75 212,73 211,71 209,69 207,66 206,64 204,62 202,61 197,57 192,54 187,51 181,49 175,47 168,45 161,44 154,43 146,42 137,42 128,42 120,43 112,44 105,45 98,46 92,48 87,51 84,52 82,54 80,55 78,57 76,58 74,60 72,62 71,64 70,66 68,68 67,70 67,73 66,75 65,77 65,80 65,83 64,86 64,88 65,92 65,95 66,98 66,101 68,104 69,107 70,110 72,112 74,114 77,116 79,119 82,121 85,122 88,124 91,126 95,128 99,129 104,131 117,136 135,140 156,146 177,151 195,156 209,162 216,164 221,166 226,169 230,171 235,174 239,176 242,179 246,182 249,184 252,187 255,190 258,193 260,196 262,200 265,203 267,207 268,210 270,214 272,218 273,222 274,226 275,230 276,234 276,239 277,243">
            <text:p/>
          </draw:polygon>
          <draw:path draw:style-name="gr8" draw:text-style-name="P15" draw:layer="layout" svg:width="0.297cm" svg:height="0.347cm" svg:x="26.088cm" svg:y="5.479cm" svg:viewBox="0 0 298 348" svg:d="M59 186l1 14 1 13 2 12 3 12 3 11 5 10 5 9 2 4 3 4 4 4 3 3 3 3 4 3 4 3 4 3 4 2 4 2 5 2 4 2 5 1 5 1 11 2h11 9l8-1 8-1 7-2 7-2 7-2 6-3 5-3 6-4 4-4 5-4 4-5 3-4 3-5 2-6 2-5 50 14-4 9-5 9-5 9-6 8-6 7-7 6-7 6-8 5-9 5-10 4-10 3-10 3-11 2-12 2-13 1h-13l-18-1-17-2-15-3-8-2-7-3-7-3-7-3-6-4-7-4-6-4-5-5-6-5-5-5-4-6-5-6-4-6-4-7-4-7-3-8-6-15-4-18-4-18-2-20-1-21v-20l2-19 2-18 4-17 6-15 3-7 3-7 4-7 4-6 4-6 5-6 4-5 6-5 5-5 6-4 6-4 6-4 6-3 7-3 7-3 7-2 8-2 8-1 16-2 18-1 18 1 16 2 16 3 15 5 13 6 12 8 11 9 10 11 9 11 8 14 7 14 5 16 5 18 3 19 2 20 1 22v7zM240 143l-2-13-2-12-3-11-3-10-4-9-4-9-3-3-2-4-3-3-3-4-3-3-3-2-3-3-3-2-4-2-4-2-3-2-4-2-4-1-5-2-9-1-9-2h-10-10l-10 2-4 1-4 1-5 1-4 2-4 2-3 2-4 2-3 2-4 3-3 3-3 3-3 3-3 4-3 3-2 4-2 4-4 8-4 10-2 9-2 10-2 11v12z">
            <text:p/>
          </draw:path>
          <draw:polygon draw:style-name="gr8" draw:text-style-name="P15" draw:layer="layout" svg:width="0.158cm" svg:height="0.341cm" svg:x="26.451cm" svg:y="5.479cm" svg:viewBox="0 0 159 342" draw:points="8,342 3,85 0,7 53,7 56,75 58,75 61,64 64,55 68,46 71,38 75,32 79,25 83,20 85,18 87,16 89,14 92,12 94,10 97,9 99,7 102,6 108,4 114,2 121,1 128,0 136,0 139,0 141,0 144,0 147,1 150,1 153,2 158,3 159,54 156,54 153,53 150,52 146,52 138,51 130,51 125,51 121,52 117,52 113,53 110,54 106,55 103,57 99,59 96,61 93,63 90,65 87,68 85,71 82,74 80,77 77,81 73,89 70,98 67,107 64,118 63,129 61,141 61,153 61,167 64,342">
            <text:p/>
          </draw:polygon>
        </draw:g>
        <presentation:notes draw:style-name="dp3">
          <draw:page-thumbnail draw:style-name="gr1" draw:layer="layout" svg:width="14.953cm" svg:height="10.351cm" svg:x="1.977cm" svg:y="2.098cm" draw:page-number="4" presentation:class="page"/>
          <draw:frame presentation:style-name="pr9" draw:text-style-name="P12" draw:layer="layout" svg:width="15.126cm" svg:height="12.423cm" svg:x="1.89cm" svg:y="13.114cm" presentation:class="notes" presentation:placeholder="true">
            <draw:text-box/>
          </draw:frame>
        </presentation:notes>
      </draw:page>
      <draw:page draw:name="專題功能 * 4" draw:style-name="dp1" draw:master-page-name="標題及物件" presentation:presentation-page-layout-name="AL2T11">
        <draw:frame draw:name="標題 1" presentation:style-name="pr5" draw:text-style-name="P2" draw:layer="layout" svg:width="24.764cm" svg:height="3.174cm" svg:x="1.376cm" svg:y="0.763cm" presentation:class="title" presentation:user-transformed="true">
          <draw:text-box>
            <text:p text:style-name="P1"><text:span text:style-name="T1">專題功能 </text:span><text:span text:style-name="T1">* 4</text:span></text:p>
          </draw:text-box>
        </draw:frame>
        <draw:frame draw:name="內容版面配置區 2" presentation:style-name="pr6" draw:text-style-name="P10" draw:layer="layout" svg:width="24.764cm" svg:height="12.571cm" svg:x="1.376cm" svg:y="4.445cm" presentation:class="outline" presentation:user-transformed="true">
          <draw:text-box>
            <text:list text:style-name="L4">
              <text:list-item>
                <text:p text:style-name="P7"><text:span text:style-name="T4">個人化的入口網站口網站個人個人化的入口網站</text:span></text:p>
              </text:list-item>
            </text:list>
            <text:list text:style-name="L5">
              <text:list-item>
                <text:list>
                  <text:list-item>
                    <text:p text:style-name="P8"><text:span text:style-name="T5">化的入口網站機制</text:span></text:p>
                  </text:list-item>
                </text:list>
              </text:list-item>
            </text:list>
            <text:p text:style-name="P9"><text:span text:style-name="T6"/></text:p>
          </draw:text-box>
        </draw:frame>
        <draw:frame draw:name="投影片編號版面配置區 3" presentation:style-name="pr7" draw:text-style-name="P6" draw:layer="layout" svg:width="6.42cm" svg:height="0.253cm" svg:x="10.548cm" svg:y="18.726cm" presentation:class="page-number" presentation:user-transformed="true">
          <draw:text-box>
            <text:p text:style-name="P11"><text:span text:style-name="T7"><text:page-number>&lt;編號&gt;</text:page-number></text:span></text:p>
          </draw:text-box>
        </draw:frame>
        <draw:g>
          <draw:custom-shape draw:style-name="gr9" draw:text-style-name="P17" draw:layer="layout" svg:width="12.198cm" svg:height="2.496cm" draw:transform="rotate (-3.14159265358979) translate (20.482cm 7.288cm)">
            <text:p text:style-name="P16"><text:span text:style-name="T8">依心情播放歌曲</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0" draw:text-style-name="P18" draw:layer="layout" svg:width="2.496cm" svg:height="2.496cm" svg:x="7.035cm" svg:y="4.7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 draw:text-style-name="P17" draw:layer="layout" svg:width="12.198cm" svg:height="2.496cm" draw:transform="rotate (-3.14159265358979) translate (20.482cm 10.53cm)">
            <text:p text:style-name="P16"><text:span text:style-name="T8">紀錄使用者數據</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1" draw:text-style-name="P19" draw:layer="layout" svg:width="2.496cm" svg:height="2.496cm" svg:x="7.035cm" svg:y="8.0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 draw:text-style-name="P17" draw:layer="layout" svg:width="12.198cm" svg:height="2.496cm" draw:transform="rotate (-3.14159265358979) translate (20.482cm 13.771cm)">
            <text:p text:style-name="P16"><text:span text:style-name="T8">進行交友配對</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2" draw:text-style-name="P20" draw:layer="layout" svg:width="2.496cm" svg:height="2.496cm" svg:x="7.035cm" svg:y="11.2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 draw:text-style-name="P17" draw:layer="layout" svg:width="12.198cm" svg:height="2.496cm" draw:transform="rotate (-3.14159265358979) translate (20.482cm 17.013cm)">
            <text:p text:style-name="P16"><text:span text:style-name="T8">進一步販售商品</text:span></text:p>
            <draw:enhanced-geometry draw:mirror-horizontal="false" draw:mirror-vertical="false" draw:text-areas="0 0 ?f5 ?f8" draw:text-rotate-angle="-180"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3" draw:text-style-name="P21" draw:layer="layout" svg:width="2.496cm" svg:height="2.496cm" svg:x="7.035cm" svg:y="14.5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 draw:layer="layout" svg:width="14.953cm" svg:height="10.351cm" svg:x="1.977cm" svg:y="2.098cm" draw:page-number="5" presentation:class="page"/>
          <draw:frame presentation:style-name="pr9" draw:text-style-name="P12" draw:layer="layout" svg:width="15.126cm" svg:height="12.423cm" svg:x="1.89cm" svg:y="13.114cm" presentation:class="notes" presentation:placeholder="true">
            <draw:text-box/>
          </draw:frame>
        </presentation:notes>
      </draw:page>
      <draw:page draw:name="page6" draw:style-name="dp1" draw:master-page-name="標題投影片" presentation:presentation-page-layout-name="AL1T0">
        <draw:frame draw:name="投影片編號版面配置區 3" presentation:style-name="pr10" draw:text-style-name="P6" draw:layer="layout" svg:width="6.42cm" svg:height="0.253cm" svg:x="10.548cm" svg:y="18.726cm" presentation:class="page-number" presentation:user-transformed="true">
          <draw:text-box>
            <text:p text:style-name="P11"><text:span text:style-name="T9"><text:page-number>&lt;編號&gt;</text:page-number></text:span></text:p>
          </draw:text-box>
        </draw:frame>
        <draw:frame draw:name="Picture 2" draw:style-name="gr2" draw:text-style-name="P13" draw:layer="layout" svg:width="23.006cm" svg:height="13.445cm" svg:x="2.757cm" svg:y="3.124cm">
          <draw:image xlink:href="Pictures/100002010000026800000168494459B6E5537424.png" xlink:type="simple" xlink:show="embed" xlink:actuate="onLoad" loext:mime-type="image/png">
            <text:p/>
          </draw:image>
        </draw:frame>
        <presentation:notes draw:style-name="dp3">
          <draw:page-thumbnail draw:style-name="gr1" draw:layer="layout" svg:width="14.953cm" svg:height="10.351cm" svg:x="1.977cm" svg:y="2.098cm" draw:page-number="6" presentation:class="page"/>
          <draw:frame presentation:style-name="pr11" draw:text-style-name="P12" draw:layer="layout" svg:width="15.126cm" svg:height="12.423cm" svg:x="1.89cm" svg:y="13.114cm" presentation:class="notes" presentation:placeholder="true">
            <draw:text-box/>
          </draw:frame>
        </presentation:notes>
      </draw:page>
      <draw:page draw:name="未來發展(待做事項)" draw:style-name="dp1" draw:master-page-name="標題及物件" presentation:presentation-page-layout-name="AL2T11">
        <draw:frame draw:name="標題 1" presentation:style-name="pr5" draw:text-style-name="P2" draw:layer="layout" svg:width="24.764cm" svg:height="3.174cm" svg:x="1.376cm" svg:y="0.763cm" presentation:class="title" presentation:user-transformed="true">
          <draw:text-box>
            <text:p text:style-name="P1"><text:span text:style-name="T1">未來發展</text:span><text:span text:style-name="T1">(</text:span><text:span text:style-name="T1">待做事項</text:span><text:span text:style-name="T1">)</text:span></text:p>
          </draw:text-box>
        </draw:frame>
        <draw:frame draw:name="內容版面配置區 2" presentation:style-name="pr12" draw:text-style-name="P22" draw:layer="layout" svg:width="24.764cm" svg:height="12.571cm" svg:x="1.376cm" svg:y="4.445cm" presentation:class="outline" presentation:user-transformed="true">
          <draw:text-box>
            <text:list text:style-name="L9">
              <text:list-item>
                <text:p>利用圖表分析點播數據，配合bot販售音樂商品 (星期一推薦較blue的歌曲...etc)</text:p>
              </text:list-item>
            </text:list>
          </draw:text-box>
        </draw:frame>
        <draw:frame draw:name="投影片編號版面配置區 3" presentation:style-name="pr7" draw:text-style-name="P6" draw:layer="layout" svg:width="6.42cm" svg:height="0.253cm" svg:x="10.548cm" svg:y="18.726cm" presentation:class="page-number" presentation:user-transformed="true">
          <draw:text-box>
            <text:p text:style-name="P11"><text:span text:style-name="T7"><text:page-number>&lt;編號&gt;</text:page-number></text:span></text:p>
          </draw:text-box>
        </draw:frame>
        <presentation:notes draw:style-name="dp3">
          <draw:page-thumbnail draw:style-name="gr1" draw:layer="layout" svg:width="19.798cm" svg:height="11.136cm" svg:x="0.6cm" svg:y="2.257cm" draw:page-number="7" presentation:class="page"/>
          <draw:frame presentation:style-name="pr8" draw:text-style-name="P12" draw:layer="layout" svg:width="16.799cm" svg:height="13.364cm" svg:x="2.1cm" svg:y="14.107cm" presentation:class="notes" presentation:placeholder="true">
            <draw:text-box/>
          </draw:frame>
        </presentation:notes>
      </draw:page>
      <draw:page draw:name="page8" draw:style-name="dp1" draw:master-page-name="標題及物件" presentation:presentation-page-layout-name="AL2T11">
        <draw:frame draw:name="投影片編號版面配置區 2" presentation:style-name="pr7" draw:text-style-name="P6" draw:layer="layout" svg:width="6.42cm" svg:height="0.253cm" svg:x="10.548cm" svg:y="18.726cm" presentation:class="page-number" presentation:user-transformed="true">
          <draw:text-box>
            <text:p text:style-name="P11"><text:span text:style-name="T7"><text:page-number>&lt;編號&gt;</text:page-number></text:span></text:p>
          </draw:text-box>
        </draw:frame>
        <draw:frame draw:name="圖片 1" draw:style-name="gr2" draw:text-style-name="P13" draw:layer="layout" svg:width="27.516cm" svg:height="19.049cm" svg:x="0cm" svg:y="0cm">
          <draw:image xlink:href="Pictures/100000000000094E000006709739174E4E4C449F.jpg" xlink:type="simple" xlink:show="embed" xlink:actuate="onLoad" loext:mime-type="image/jpeg">
            <text:p/>
          </draw:image>
        </draw:frame>
        <presentation:notes draw:style-name="dp3">
          <draw:page-thumbnail draw:style-name="gr1" draw:layer="layout" svg:width="14.953cm" svg:height="10.351cm" svg:x="1.977cm" svg:y="2.098cm" draw:page-number="8" presentation:class="page"/>
          <draw:frame presentation:style-name="pr9" draw:text-style-name="P12" draw:layer="layout" svg:width="15.126cm" svg:height="12.423cm" svg:x="1.89cm" svg:y="13.1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wiss" style:font-pitch="variable"/>
    <style:font-face style:name="微軟正黑體" svg:font-family="微軟正黑體" style:font-family-generic="swiss" style:font-pitch="variable"/>
    <style:font-face style:name="Arial" svg:font-family="Arial"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 svg:font-family="新細明體" style:font-family-generic="system" style:font-pitch="variable"/>
    <style:font-face style:name="Arial Unicode MS1" svg:font-family="'Arial Unicode MS'" style:font-family-generic="modern" style:font-pitch="fixed"/>
    <style:font-face style:name="微軟正黑體2" svg:font-family="微軟正黑體" style:font-family-generic="modern" style:font-pitch="fixed"/>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fill-image draw:name="msFillBitmap_20_1" draw:display-name="msFillBitmap 1" xlink:href="Pictures/100000000000094F000006723B4BAC039D47DDA4.jpg" xlink:type="simple" xlink:show="embed" xlink:actuate="onLoad"/>
    <draw:fill-image draw:name="msFillBitmap_20_2" draw:display-name="msFillBitmap 2" xlink:href="Pictures/100000000000094F000006723B4BAC039D47DDA4.jpg" xlink:type="simple" xlink:show="embed" xlink:actuate="onLoad"/>
    <draw:fill-image draw:name="msFillBitmap_20_3" draw:display-name="msFillBitmap 3" xlink:href="Pictures/100000000000003F0000003F60C4022C2212C758.png" xlink:type="simple" xlink:show="embed" xlink:actuate="onLoad"/>
    <draw:fill-image draw:name="msFillBitmap_20_4" draw:display-name="msFillBitmap 4" xlink:href="Pictures/10000000000000400000004095FB0CD2119A9923.png" xlink:type="simple" xlink:show="embed" xlink:actuate="onLoad"/>
    <draw:fill-image draw:name="msFillBitmap_20_5" draw:display-name="msFillBitmap 5" xlink:href="Pictures/100000000000004A0000004A60BCB5AB64A7E19D.png" xlink:type="simple" xlink:show="embed" xlink:actuate="onLoad"/>
    <draw:fill-image draw:name="msFillBitmap_20_6" draw:display-name="msFillBitmap 6" xlink:href="Pictures/100000000000004D0000004E97A7FF6F01B6693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1" style:font-family-asian="微軟正黑體"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標題投影片-background" style:family="presentation">
      <style:graphic-properties draw:stroke="none" draw:fill="bitmap" draw:fill-image-name="msFillBitmap_20_1" style:repeat="stretch"/>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shrink-to-fit" style:shrink-to-fit="true">
        <text:list-style style:name="標題投影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595959" style:text-outline="false" style:text-line-through-style="none" style:text-line-through-type="none" style:text-position="0% 100%" style:font-name="微軟正黑體" fo:font-family="微軟正黑體" style:font-family-generic="swiss" style:font-pitch="variable" fo:font-size="32pt" fo:letter-spacing="normal" fo:language="zh" fo:country="TW" fo:font-style="normal" fo:text-shadow="none" style:text-underline-style="none" fo:font-weight="normal" style:letter-kerning="true" fo:background-color="transparent" style:font-name-asian="微軟正黑體2" style:font-family-asian="微軟正黑體" style:font-family-generic-asian="modern" style:font-pitch-asian="fixed" style:font-size-asian="32pt" style:language-asian="zh" style:country-asian="TW" style:font-style-asian="normal" style:font-weight-asian="normal" style:font-name-complex="Arial" style:font-family-complex="Arial" style:font-family-generic-complex="system" style:font-pitch-complex="variable" style:font-size-complex="32pt" style:language-complex="zh" style:country-complex="TW" style:font-style-complex="normal" style:font-weight-complex="normal" style:text-emphasize="none" style:font-relief="none" style:text-overline-style="none" style:text-overline-color="font-color" fo:hyphenate="false"/>
    </style:style>
    <style:style style:name="標題投影片-outline2" style:family="presentation" style:parent-style-name="標題投影片-outline1">
      <style:paragraph-properties fo:margin-top="0.4cm" fo:margin-bottom="0cm" fo:line-height="100%" fo:text-align="start" style:punctuation-wrap="hanging"/>
      <style:text-properties fo:font-variant="normal" fo:text-transform="none" fo:color="#595959" style:text-line-through-style="none" style:text-line-through-type="none" style:text-position="0% 100%" style:font-name="微軟正黑體" fo:font-family="微軟正黑體" style:font-family-generic="swiss" style:font-pitch="variable" fo:font-size="24pt" fo:letter-spacing="normal" fo:font-style="normal" style:text-underline-style="none" fo:font-weight="normal" style:font-name-asian="微軟正黑體2" style:font-family-asian="微軟正黑體" style:font-family-generic-asian="modern" style:font-pitch-asian="fixed" style:font-size-asian="24pt" style:font-style-asian="normal" style:font-weight-asian="normal" style:font-size-complex="24pt" style:font-style-complex="normal" style:font-weight-complex="normal" fo:hyphenate="false"/>
    </style:style>
    <style:style style:name="標題投影片-outline3" style:family="presentation" style:parent-style-name="標題投影片-outline2">
      <style:paragraph-properties fo:margin-top="0.3cm" fo:margin-bottom="0cm" fo:line-height="100%" fo:text-align="start" style:punctuation-wrap="hanging"/>
      <style:text-properties fo:font-variant="normal" fo:text-transform="none" fo:color="#595959" style:text-line-through-style="none" style:text-line-through-type="none" style:text-position="0% 100%" style:font-name="微軟正黑體" fo:font-family="微軟正黑體" style:font-family-generic="swiss" style:font-pitch="variable" fo:font-size="20pt" fo:letter-spacing="normal" fo:font-style="normal" style:text-underline-style="none" fo:font-weight="normal" style:font-name-asian="微軟正黑體2" style:font-family-asian="微軟正黑體" style:font-family-generic-asian="modern" style:font-pitch-asian="fixed" style:font-size-asian="20pt" style:font-style-asian="normal" style:font-weight-asian="normal" style:font-size-complex="20pt" style:font-style-complex="normal" style:font-weight-complex="normal" fo:hyphenate="false"/>
    </style:style>
    <style:style style:name="標題投影片-outline4" style:family="presentation" style:parent-style-name="標題投影片-outline3">
      <style:paragraph-properties fo:margin-top="0.2cm" fo:margin-bottom="0cm" fo:line-height="100%" fo:text-align="start" style:punctuation-wrap="hanging"/>
      <style:text-properties fo:font-variant="normal" fo:text-transform="none" fo:color="#595959" style:text-line-through-style="none" style:text-line-through-type="none" style:text-position="0% 100%" style:font-name="微軟正黑體" fo:font-family="微軟正黑體" style:font-family-generic="swiss" style:font-pitch="variable" fo:font-size="20pt" fo:letter-spacing="normal" fo:font-style="normal" style:text-underline-style="none" fo:font-weight="normal" style:font-name-asian="微軟正黑體2" style:font-family-asian="微軟正黑體" style:font-family-generic-asian="modern" style:font-pitch-asian="fixed" style:font-size-asian="20pt" style:font-style-asian="normal" style:font-weight-asian="normal" style:font-size-complex="20pt" style:font-style-complex="normal" style:font-weight-complex="normal" fo:hyphenate="false"/>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zh" fo:country="TW" fo:font-style="normal" fo:text-shadow="none" style:text-underline-style="none" fo:font-weight="normal" style:letter-kerning="true" fo:background-color="transparent" style:font-name-asian="微軟正黑體2" style:font-family-asian="微軟正黑體" style:font-family-generic-asian="modern" style:font-pitch-asian="fixed" style:font-size-asian="18pt" style:language-asian="zh" style:country-asian="TW" style:font-style-asian="normal" style:font-weight-asian="normal" style:font-name-complex="Arial" style:font-family-complex="Arial" style:font-family-generic-complex="system" style:font-pitch-complex="variable" style:font-size-complex="18pt" style:language-complex="zh" style:country-complex="TW" style:font-style-complex="normal" style:font-weight-complex="normal" style:text-emphasize="none" style:font-relief="none" style:text-overline-style="none" style:text-overline-color="font-color" fo:hyphenate="false"/>
    </style:style>
    <style:style style:name="標題及物件-background" style:family="presentation">
      <style:graphic-properties draw:stroke="none" draw:fill="bitmap" draw:fill-image-name="msFillBitmap_20_2" style:repeat="stretch"/>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shrink-to-fit" style:shrink-to-fit="true">
        <text:list-style style:name="標題及物件-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595959" style:text-outline="false" style:text-line-through-style="none" style:text-line-through-type="none" style:text-position="0% 100%" style:font-name="微軟正黑體" fo:font-family="微軟正黑體" style:font-family-generic="swiss" style:font-pitch="variable" fo:font-size="32pt" fo:letter-spacing="normal" fo:language="zh" fo:country="TW" fo:font-style="normal" fo:text-shadow="none" style:text-underline-style="none" fo:font-weight="normal" style:letter-kerning="true" fo:background-color="transparent" style:font-name-asian="微軟正黑體2" style:font-family-asian="微軟正黑體" style:font-family-generic-asian="modern" style:font-pitch-asian="fixed" style:font-size-asian="32pt" style:language-asian="zh" style:country-asian="TW" style:font-style-asian="normal" style:font-weight-asian="normal" style:font-name-complex="Arial" style:font-family-complex="Arial" style:font-family-generic-complex="system" style:font-pitch-complex="variable" style:font-size-complex="32pt" style:language-complex="zh" style:country-complex="TW" style:font-style-complex="normal" style:font-weight-complex="normal" style:text-emphasize="none" style:font-relief="none" style:text-overline-style="none" style:text-overline-color="font-color" fo:hyphenate="false"/>
    </style:style>
    <style:style style:name="標題及物件-outline2" style:family="presentation" style:parent-style-name="標題及物件-outline1">
      <style:paragraph-properties fo:margin-top="0.4cm" fo:margin-bottom="0cm" fo:line-height="100%" fo:text-align="start" style:punctuation-wrap="hanging"/>
      <style:text-properties fo:font-variant="normal" fo:text-transform="none" fo:color="#595959" style:text-line-through-style="none" style:text-line-through-type="none" style:text-position="0% 100%" style:font-name="微軟正黑體" fo:font-family="微軟正黑體" style:font-family-generic="swiss" style:font-pitch="variable" fo:font-size="24pt" fo:letter-spacing="normal" fo:font-style="normal" style:text-underline-style="none" fo:font-weight="normal" style:font-name-asian="微軟正黑體2" style:font-family-asian="微軟正黑體" style:font-family-generic-asian="modern" style:font-pitch-asian="fixed" style:font-size-asian="24pt" style:font-style-asian="normal" style:font-weight-asian="normal" style:font-size-complex="24pt" style:font-style-complex="normal" style:font-weight-complex="normal" fo:hyphenate="false"/>
    </style:style>
    <style:style style:name="標題及物件-outline3" style:family="presentation" style:parent-style-name="標題及物件-outline2">
      <style:paragraph-properties fo:margin-top="0.3cm" fo:margin-bottom="0cm" fo:line-height="100%" fo:text-align="start" style:punctuation-wrap="hanging"/>
      <style:text-properties fo:font-variant="normal" fo:text-transform="none" fo:color="#595959" style:text-line-through-style="none" style:text-line-through-type="none" style:text-position="0% 100%" style:font-name="微軟正黑體" fo:font-family="微軟正黑體" style:font-family-generic="swiss" style:font-pitch="variable" fo:font-size="20pt" fo:letter-spacing="normal" fo:font-style="normal" style:text-underline-style="none" fo:font-weight="normal" style:font-name-asian="微軟正黑體2" style:font-family-asian="微軟正黑體" style:font-family-generic-asian="modern" style:font-pitch-asian="fixed" style:font-size-asian="20pt" style:font-style-asian="normal" style:font-weight-asian="normal" style:font-size-complex="20pt" style:font-style-complex="normal" style:font-weight-complex="normal" fo:hyphenate="false"/>
    </style:style>
    <style:style style:name="標題及物件-outline4" style:family="presentation" style:parent-style-name="標題及物件-outline3">
      <style:paragraph-properties fo:margin-top="0.2cm" fo:margin-bottom="0cm" fo:line-height="100%" fo:text-align="start" style:punctuation-wrap="hanging"/>
      <style:text-properties fo:font-variant="normal" fo:text-transform="none" fo:color="#595959" style:text-line-through-style="none" style:text-line-through-type="none" style:text-position="0% 100%" style:font-name="微軟正黑體" fo:font-family="微軟正黑體" style:font-family-generic="swiss" style:font-pitch="variable" fo:font-size="20pt" fo:letter-spacing="normal" fo:font-style="normal" style:text-underline-style="none" fo:font-weight="normal" style:font-name-asian="微軟正黑體2" style:font-family-asian="微軟正黑體" style:font-family-generic-asian="modern" style:font-pitch-asian="fixed" style:font-size-asian="20pt" style:font-style-asian="normal" style:font-weight-asian="normal" style:font-size-complex="20pt" style:font-style-complex="normal" style:font-weight-complex="normal" fo:hyphenate="false"/>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zh" fo:country="TW" fo:font-style="normal" fo:text-shadow="none" style:text-underline-style="none" fo:font-weight="normal" style:letter-kerning="true" fo:background-color="transparent" style:font-name-asian="微軟正黑體2" style:font-family-asian="微軟正黑體" style:font-family-generic-asian="modern" style:font-pitch-asian="fixed" style:font-size-asian="18pt" style:language-asian="zh" style:country-asian="TW" style:font-style-asian="normal" style:font-weight-asian="normal" style:font-name-complex="Arial" style:font-family-complex="Arial" style:font-family-generic-complex="system" style:font-pitch-complex="variable" style:font-size-complex="18pt" style:language-complex="zh" style:country-complex="TW"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page-layout style:name="PM2">
      <style:page-layout-properties fo:margin-top="0cm" fo:margin-bottom="0cm" fo:margin-left="0cm" fo:margin-right="0cm" fo:page-width="18.909cm" fo:page-height="27.609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題投影片-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標題投影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標題投影片-backgroundobjects">
      <style:graphic-properties draw:stroke="none" draw:fill="none" draw:fill-color="#ffffff" draw:auto-grow-height="false" fo:min-height="1.485cm"/>
    </style:style>
    <style:style style:name="Mpr4" style:family="presentation" style:parent-style-name="標題投影片-backgroundobjects">
      <style:graphic-properties draw:stroke="none" draw:fill="none" draw:fill-color="#ffffff" draw:textarea-vertical-align="bottom" draw:auto-grow-height="false" fo:min-height="1.485cm"/>
    </style:style>
    <style:style style:name="Mpr5" style:family="presentation" style:parent-style-name="標題及物件-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標題及物件-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標題及物件-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標題及物件-backgroundobjects">
      <style:graphic-properties draw:stroke="none" draw:fill="none" draw:fill-color="#ffffff" draw:auto-grow-height="false" fo:min-height="1.38cm"/>
    </style:style>
    <style:style style:name="Mpr9" style:family="presentation" style:parent-style-name="標題及物件-backgroundobjects">
      <style:graphic-properties draw:stroke="none" draw:fill="none" draw:fill-color="#ffffff" draw:textarea-vertical-align="bottom" draw:auto-grow-height="false" fo:min-height="1.3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3"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4f6228" style:text-line-through-style="none" style:text-line-through-type="none" style:text-position="0% 100%" style:font-name="微軟正黑體" fo:font-size="44pt" fo:letter-spacing="normal" fo:font-style="normal" style:text-underline-style="none" fo:font-weight="bold" style:font-name-asian="微軟正黑體2" style:font-size-asian="44pt" style:font-style-asian="normal" style:font-weight-asian="bold" style:font-size-complex="44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 Unicode MS" fo:font-size="12pt" fo:letter-spacing="normal" fo:font-style="normal" style:text-underline-style="none" fo:font-weight="normal" style:font-name-asian="Arial Unicode MS1" style:font-size-asian="12pt" style:font-style-asian="normal" style:font-weight-asian="normal" style:font-name-complex="Arial Unicode MS" style:font-size-complex="12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微軟正黑體" fo:font-size="32pt" fo:letter-spacing="normal" fo:font-style="normal" style:text-underline-style="none" fo:font-weight="normal" style:font-name-asian="微軟正黑體2" style:font-size-asian="32pt" style:font-style-asian="normal" style:font-weight-asian="normal" style:font-size-complex="32pt" style:font-style-complex="normal" style:font-weight-complex="normal"/>
    </style:style>
    <style:style style:name="MT4" style:family="text">
      <style:text-properties fo:font-variant="normal" fo:text-transform="none" fo:color="#595959" style:text-line-through-style="none" style:text-line-through-type="none" style:text-position="0% 100%" style:font-name="微軟正黑體" fo:font-size="28pt" fo:letter-spacing="normal" fo:font-style="normal" style:text-underline-style="none" fo:font-weight="normal" style:font-name-asian="微軟正黑體2" style:font-size-asian="28pt" style:font-style-asian="normal" style:font-weight-asian="normal" style:font-size-complex="28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微軟正黑體" fo:font-size="24pt" fo:letter-spacing="normal" fo:font-style="normal" style:text-underline-style="none" fo:font-weight="normal" style:font-name-asian="微軟正黑體2" style:font-size-asian="24pt" style:font-style-asian="normal" style:font-weight-asian="normal" style:font-size-complex="24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微軟正黑體" fo:font-size="20pt" fo:letter-spacing="normal" fo:font-style="normal" style:text-underline-style="none" fo:font-weight="normal" style:font-name-asian="微軟正黑體2"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f62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595959" fo:font-size="100%"/>
      </text:list-level-style-bullet>
      <text:list-level-style-bullet text:level="2" text:bullet-char="–">
        <style:list-level-properties text:space-before="1.271cm" text:min-label-width="0.793cm"/>
        <style:text-properties fo:font-family="Arial" style:font-family-generic="swiss" style:font-pitch="variable"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595959" fo:font-size="100%"/>
      </text:list-level-style-bullet>
      <text:list-level-style-bullet text:level="2" text:bullet-char="–">
        <style:list-level-properties text:space-before="1.271cm" text:min-label-width="0.793cm"/>
        <style:text-properties fo:font-family="Arial" style:font-family-generic="swiss" style:font-pitch="variable" fo:color="#595959" fo:font-size="100%"/>
      </text:list-level-style-bullet>
      <text:list-level-style-bullet text:level="3" text:bullet-char="•">
        <style:list-level-properties text:space-before="2.541cm" text:min-label-width="0.634cm"/>
        <style:text-properties fo:font-family="Arial" style:font-family-generic="swiss" style:font-pitch="variable"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595959" fo:font-size="100%"/>
      </text:list-level-style-bullet>
      <text:list-level-style-bullet text:level="2" text:bullet-char="–">
        <style:list-level-properties text:space-before="1.271cm" text:min-label-width="0.793cm"/>
        <style:text-properties fo:font-family="Arial" style:font-family-generic="swiss" style:font-pitch="variable" fo:color="#595959" fo:font-size="100%"/>
      </text:list-level-style-bullet>
      <text:list-level-style-bullet text:level="3" text:bullet-char="•">
        <style:list-level-properties text:space-before="2.541cm" text:min-label-width="0.634cm"/>
        <style:text-properties fo:font-family="Arial" style:font-family-generic="swiss" style:font-pitch="variable" fo:color="#595959" fo:font-size="100%"/>
      </text:list-level-style-bullet>
      <text:list-level-style-bullet text:level="4" text:bullet-char="–">
        <style:list-level-properties text:space-before="3.811cm" text:min-label-width="0.634cm"/>
        <style:text-properties fo:font-family="Arial" style:font-family-generic="swiss" style:font-pitch="variable" fo:color="#5959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595959" fo:font-size="100%"/>
      </text:list-level-style-bullet>
      <text:list-level-style-bullet text:level="2" text:bullet-char="–">
        <style:list-level-properties text:space-before="1.271cm" text:min-label-width="0.793cm"/>
        <style:text-properties fo:font-family="Arial" style:font-family-generic="swiss" style:font-pitch="variable" fo:color="#595959" fo:font-size="100%"/>
      </text:list-level-style-bullet>
      <text:list-level-style-bullet text:level="3" text:bullet-char="•">
        <style:list-level-properties text:space-before="2.541cm" text:min-label-width="0.634cm"/>
        <style:text-properties fo:font-family="Arial" style:font-family-generic="swiss" style:font-pitch="variable" fo:color="#595959" fo:font-size="100%"/>
      </text:list-level-style-bullet>
      <text:list-level-style-bullet text:level="4" text:bullet-char="–">
        <style:list-level-properties text:space-before="3.811cm" text:min-label-width="0.634cm"/>
        <style:text-properties fo:font-family="Arial" style:font-family-generic="swiss" style:font-pitch="variable" fo:color="#595959" fo:font-size="100%"/>
      </text:list-level-style-bullet>
      <text:list-level-style-bullet text:level="5" text:bullet-char="»">
        <style:list-level-properties text:space-before="5.081cm" text:min-label-width="0.634cm"/>
        <style:text-properties fo:font-family="Arial" style:font-family-generic="swiss" style:font-pitch="variable" fo:color="#595959"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編號&gt;</text:page-number></text:p>
        </draw:text-box>
      </draw:frame>
    </style:handout-master>
    <style:master-page style:name="標題投影片" style:page-layout-name="PM1" draw:style-name="Mdp1">
      <draw:frame draw:name="標題 1" presentation:style-name="Mpr1" draw:text-style-name="MP6" draw:layer="backgroundobjects" svg:width="23.388cm" svg:height="4.082cm" svg:x="2.064cm" svg:y="5.918cm" presentation:class="title" presentation:user-transformed="true">
        <draw:text-box>
          <text:p text:style-name="MP5"><text:span text:style-name="MT1">投影片標題</text:span></text:p>
        </draw:text-box>
      </draw:frame>
      <draw:frame draw:name="投影片編號版面配置區 5" presentation:style-name="Mpr2" draw:text-style-name="MP8" draw:layer="backgroundobjects" svg:width="6.42cm" svg:height="0.253cm" svg:x="10.548cm" svg:y="18.726cm" presentation:class="page-number" presentation:user-transformed="true">
        <draw:text-box>
          <text:p text:style-name="MP7"><text:span text:style-name="MT2"><text:page-number>&lt;編號&gt;</text:page-number></text:span></text:p>
        </draw:text-box>
      </draw:frame>
      <draw:frame presentation:style-name="標題投影片-outline1" draw:layer="backgroundobjects" svg:width="24.764cm" svg:height="11.048cm" svg:x="1.375cm" svg:y="4.457cm" presentation:class="outline" presentation:placeholder="true">
        <draw:text-box/>
      </draw:frame>
      <presentation:notes style:page-layout-name="PM2">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編號&gt;</text:page-number></text:p>
          </draw:text-box>
        </draw:frame>
      </presentation:notes>
    </style:master-page>
    <style:master-page style:name="標題及物件" style:page-layout-name="PM1" draw:style-name="Mdp2">
      <draw:frame draw:name="標題 1" presentation:style-name="Mpr5" draw:text-style-name="MP6" draw:layer="backgroundobjects" svg:width="24.764cm" svg:height="3.174cm" svg:x="1.376cm" svg:y="0.763cm" presentation:class="title" presentation:user-transformed="true">
        <draw:text-box>
          <text:p text:style-name="MP5"><text:span text:style-name="MT1">按一下以編輯母片標題樣式</text:span></text:p>
        </draw:text-box>
      </draw:frame>
      <draw:frame draw:name="內容版面配置區 2" presentation:style-name="Mpr6" draw:text-style-name="MP13" draw:layer="backgroundobjects" svg:width="24.764cm" svg:height="12.571cm" svg:x="1.376cm" svg:y="4.445cm" presentation:class="outline" presentation:user-transformed="true">
        <draw:text-box>
          <text:list text:style-name="ML5">
            <text:list-item>
              <text:p text:style-name="MP9"><text:span text:style-name="MT3">按一下以編輯母片文字樣式</text:span></text:p>
            </text:list-item>
          </text:list>
          <text:list text:style-name="ML6">
            <text:list-item>
              <text:list>
                <text:list-item>
                  <text:p text:style-name="MP10"><text:span text:style-name="MT4">第二層</text:span></text:p>
                </text:list-item>
              </text:list>
            </text:list-item>
          </text:list>
          <text:list text:style-name="ML7">
            <text:list-item>
              <text:list>
                <text:list-item>
                  <text:list>
                    <text:list-item>
                      <text:p text:style-name="MP11"><text:span text:style-name="MT5">第三層</text:span></text:p>
                    </text:list-item>
                  </text:list>
                </text:list-item>
              </text:list>
            </text:list-item>
          </text:list>
          <text:list text:style-name="ML8">
            <text:list-item>
              <text:list>
                <text:list-item>
                  <text:list>
                    <text:list-item>
                      <text:list>
                        <text:list-item>
                          <text:p text:style-name="MP12"><text:span text:style-name="MT6">第四層</text:span></text:p>
                        </text:list-item>
                      </text:list>
                    </text:list-item>
                  </text:list>
                </text:list-item>
              </text:list>
            </text:list-item>
          </text:list>
          <text:list text:style-name="ML9">
            <text:list-item>
              <text:list>
                <text:list-item>
                  <text:list>
                    <text:list-item>
                      <text:list>
                        <text:list-item>
                          <text:list>
                            <text:list-item>
                              <text:p text:style-name="MP12"><text:span text:style-name="MT6">第五層</text:span></text:p>
                            </text:list-item>
                          </text:list>
                        </text:list-item>
                      </text:list>
                    </text:list-item>
                  </text:list>
                </text:list-item>
              </text:list>
            </text:list-item>
          </text:list>
        </draw:text-box>
      </draw:frame>
      <draw:frame draw:name="投影片編號版面配置區 5" presentation:style-name="Mpr7" draw:text-style-name="MP8" draw:layer="backgroundobjects" svg:width="6.42cm" svg:height="0.253cm" svg:x="10.548cm" svg:y="18.726cm" presentation:class="page-number" presentation:user-transformed="true">
        <draw:text-box>
          <text:p text:style-name="MP7"><text:span text:style-name="MT7"><text:page-number>&lt;編號&gt;</text:page-number></text:span></text:p>
        </draw:text-box>
      </draw:frame>
      <presentation:notes style:page-layout-name="PM2">
        <draw:page-thumbnail presentation:style-name="標題及物件-title" draw:layer="backgroundobjects" svg:width="14.953cm" svg:height="10.351cm" svg:x="1.977cm" svg:y="2.098cm" presentation:class="page"/>
        <draw:frame presentation:style-name="標題及物件-notes" draw:layer="backgroundobjects" svg:width="15.126cm" svg:height="12.423cm" svg:x="1.89cm" svg:y="13.114cm" presentation:class="notes" presentation:placeholder="true">
          <draw:text-box/>
        </draw:frame>
        <draw:frame presentation:style-name="Mpr8" draw:text-style-name="MP2" draw:layer="backgroundobjects" svg:width="8.205cm" svg:height="1.379cm" svg:x="0cm" svg:y="0cm" presentation:class="header">
          <draw:text-box>
            <text:p text:style-name="MP1"><presentation:header/></text:p>
          </draw:text-box>
        </draw:frame>
        <draw:frame presentation:style-name="Mpr8" draw:text-style-name="MP4" draw:layer="backgroundobjects" svg:width="8.205cm" svg:height="1.379cm" svg:x="10.703cm" svg:y="0cm" presentation:class="date-time">
          <draw:text-box>
            <text:p text:style-name="MP3"><presentation:date-time/></text:p>
          </draw:text-box>
        </draw:frame>
        <draw:frame presentation:style-name="Mpr9" draw:text-style-name="MP2" draw:layer="backgroundobjects" svg:width="8.205cm" svg:height="1.379cm" svg:x="0cm" svg:y="26.229cm" presentation:class="footer">
          <draw:text-box>
            <text:p text:style-name="MP1"><presentation:footer/></text:p>
          </draw:text-box>
        </draw:frame>
        <draw:frame presentation:style-name="Mpr9" draw:text-style-name="MP4" draw:layer="backgroundobjects" svg:width="8.205cm" svg:height="1.379cm" svg:x="10.703cm" svg:y="26.229cm" presentation:class="page-number">
          <draw:text-box>
            <text:p text:style-name="MP3"><text:page-number>&lt;編號&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2017 投影片模板</dc:title>
    <meta:initial-creator>許竣淵</meta:initial-creator>
    <meta:editing-cycles>56</meta:editing-cycles>
    <meta:print-date>2016-10-13T08:40:55</meta:print-date>
    <meta:creation-date>2016-10-03T03:20:05</meta:creation-date>
    <dc:date>2018-10-11T00:23:43.170000000</dc:date>
    <meta:editing-duration>PT10H49M50S</meta:editing-duration>
    <meta:generator>LibreOffice/6.1.0.3$Windows_X86_64 LibreOffice_project/efb621ed25068d70781dc026f7e9c5187a4decd1</meta:generator>
    <meta:document-statistic meta:object-count="10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4 紙張 (210x297 公釐)</meta:user-defined>
    <meta:user-defined meta:name="ScaleCrop" meta:value-type="boolean">false</meta:user-defined>
    <meta:user-defined meta:name="ShareDoc" meta:value-type="boolean">false</meta:user-defined>
    <meta:user-defined meta:name="Slides" meta:value-type="float">9</meta:user-defined>
  </office:meta>
</office:document-meta>
</file>